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e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e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eInputStream.read( byte [ ] bytes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eInputStream.TeeInputStream( InputStream is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